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045cm" fo:margin-left="-1.55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4.286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4.604cm"/>
    </style:style>
    <style:style style:name="Table1.E" style:family="table-column">
      <style:table-column-properties style:column-width="4.249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20" style:family="table-row">
      <style:table-row-properties style:min-row-height="0.519cm"/>
    </style:style>
    <style:style style:name="Table1.A2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68cb" officeooo:paragraph-rsid="001b6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cf8" officeooo:paragraph-rsid="001de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8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ISHAN ARYA</text:p>
          </table:table-cell>
          <table:table-cell table:style-name="Table1.A1" office:value-type="string">
            <text:p text:style-name="P3">SOURAV</text:p>
          </table:table-cell>
          <table:table-cell table:style-name="Table1.A1" office:value-type="string">
            <text:p text:style-name="P3">MD SAYEED</text:p>
          </table:table-cell>
          <table:table-cell table:style-name="Table1.A1" office:value-type="string">
            <text:p text:style-name="P3">ALTAMAS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2">20-11-2023</text:p>
          </table:table-cell>
          <table:table-cell table:style-name="Table1.A2" office:value-type="string">
            <text:p text:style-name="P1"><text:s/><text:span text:style-name="T1">Today i divided a task to</text:span></text:p>
            <text:p text:style-name="P2">everyone and created a table for daily updates.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P5">21-11-2023</text:p>
          </table:table-cell>
          <table:table-cell table:style-name="Table1.A2" office:value-type="string">
            <text:p text:style-name="P5">Today i have learn about </text:p>
            <text:p text:style-name="P5">bus entry using qr and related terms also explore the dashboards for web app.</text:p>
          </table:table-cell>
          <table:table-cell table:style-name="Table1.A2" office:value-type="string">
            <text:p text:style-name="P5">Today i read the instalation process of mysql database and the queries of mysql database.</text:p>
          </table:table-cell>
          <table:table-cell table:style-name="Table1.B2">
            <text:p text:style-name="P1"/>
          </table:table-cell>
          <table:table-cell table:style-name="Table1.A2" office:value-type="string">
            <text:p text:style-name="P6">1) Read about ir sensors and its types.</text:p>
            <text:p text:style-name="P6">2) Searched about Interfacing <text:s/>IR sensor with stm3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6">22-11-2023</text:p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A2" office:value-type="string">
            <text:p text:style-name="P6">1) Read about ir sensors and its types.</text:p>
            <text:p text:style-name="P6">2) Searched about Interfacing <text:s/>IR sensor with stm3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20">
          <table:table-cell table:style-name="Table1.A20" office:value-type="string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3:57:03.286763798</meta:creation-date>
    <dc:date>2023-11-22T18:37:56.188260423</dc:date>
    <meta:editing-duration>PT1H47M42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20" meta:word-count="93" meta:character-count="514" meta:non-whitespace-character-count="437"/>
  </office:meta>
</office:document-meta>
</file>